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Helvetica" svg:font-family="Helvetica" style:font-family-generic="swiss" style:font-pitch="variable" svg:panose-1="2 11 6 4 2 2 2 2 2 4"/>
  </office:font-face-decls>
  <office:automatic-styles>
    <style:style style:name="P1" style:parent-style-name="Normalny" style:master-page-name="MP0" style:family="paragraph">
      <style:paragraph-properties fo:break-before="page" fo:text-align="justify"/>
    </style:style>
    <style:style style:name="T7" style:parent-style-name="Domyślnaczcionkaakapitu" style:family="text">
      <style:text-properties style:font-name="Helvetica" style:font-name-complex="Helvetica" fo:font-weight="bold" style:font-weight-asian="bold" style:font-weight-complex="bold" style:use-window-font-color="true"/>
    </style:style>
    <style:style style:name="P8" style:parent-style-name="Normalny" style:family="paragraph">
      <style:paragraph-properties fo:text-align="justify"/>
      <style:text-properties style:font-name="Helvetica" style:font-name-complex="Helvetica" style:use-window-font-color="true"/>
    </style:style>
    <style:style style:name="TableColumn10" style:family="table-column">
      <style:table-column-properties style:column-width="1.2979in" style:use-optimal-column-width="false"/>
    </style:style>
    <style:style style:name="TableColumn11" style:family="table-column">
      <style:table-column-properties style:column-width="5.193in" style:use-optimal-column-width="false"/>
    </style:style>
    <style:style style:name="Table9" style:family="table">
      <style:table-properties style:width="6.4909in" fo:margin-left="0.0347in" table:align="left"/>
    </style:style>
    <style:style style:name="TableRow12" style:family="table-row">
      <style:table-row-properties style:use-optimal-row-height="false"/>
    </style:style>
    <style:style style:name="TableCell13" style:family="table-cell">
      <style:table-cell-properties fo:border-top="0.0208in solid #000000" fo:border-left="0.0034in solid #C0C0C0" fo:border-bottom="none" fo:border-right="none" fo:background-color="#FFFFFF" fo:padding-top="0.0347in" fo:padding-left="0.0347in" fo:padding-bottom="0.0347in" fo:padding-right="0.0347in"/>
    </style:style>
    <style:style style:name="P14" style:parent-style-name="Normalny" style:family="paragraph">
      <style:paragraph-properties fo:text-align="justify"/>
    </style:style>
    <style:style style:name="T15"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16" style:family="table-cell">
      <style:table-cell-properties fo:border-top="0.0208in solid #000000" fo:border-left="0.0034in solid #C0C0C0" fo:border-bottom="none" fo:border-right="none" fo:background-color="#FFFFFF" fo:padding-top="0.0347in" fo:padding-left="0.0347in" fo:padding-bottom="0.0347in" fo:padding-right="0.0347in"/>
    </style:style>
    <style:style style:name="P17"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18" style:family="table-row">
      <style:table-row-properties style:use-optimal-row-height="false"/>
    </style:style>
    <style:style style:name="TableCell19"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20" style:parent-style-name="Normalny" style:family="paragraph">
      <style:paragraph-properties fo:text-align="justify"/>
    </style:style>
    <style:style style:name="T21"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22"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23"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24" style:family="table-row">
      <style:table-row-properties style:use-optimal-row-height="false"/>
    </style:style>
    <style:style style:name="TableCell25"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26" style:parent-style-name="Normalny" style:family="paragraph">
      <style:paragraph-properties fo:text-align="justify"/>
    </style:style>
    <style:style style:name="T27"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28"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29"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30" style:family="table-row">
      <style:table-row-properties style:use-optimal-row-height="false"/>
    </style:style>
    <style:style style:name="TableCell31"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32" style:parent-style-name="Normalny" style:family="paragraph">
      <style:paragraph-properties fo:text-align="justify"/>
    </style:style>
    <style:style style:name="T33"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34"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35"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P36"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P37"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38" style:family="table-row">
      <style:table-row-properties style:use-optimal-row-height="false"/>
    </style:style>
    <style:style style:name="TableCell39"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40" style:parent-style-name="Normalny" style:family="paragraph">
      <style:paragraph-properties fo:text-align="justify"/>
    </style:style>
    <style:style style:name="T41"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42"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43"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44" style:family="table-row">
      <style:table-row-properties style:use-optimal-row-height="false"/>
    </style:style>
    <style:style style:name="TableCell45"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46" style:parent-style-name="Normalny" style:family="paragraph">
      <style:paragraph-properties fo:text-align="justify"/>
    </style:style>
    <style:style style:name="T47"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48"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49"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50" style:family="table-row">
      <style:table-row-properties style:use-optimal-row-height="false"/>
    </style:style>
    <style:style style:name="TableCell51"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52" style:parent-style-name="Normalny" style:family="paragraph">
      <style:paragraph-properties fo:text-align="justify"/>
    </style:style>
    <style:style style:name="T53"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54"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55"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56" style:family="table-row">
      <style:table-row-properties style:use-optimal-row-height="false"/>
    </style:style>
    <style:style style:name="TableCell57"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58" style:parent-style-name="Normalny" style:family="paragraph">
      <style:paragraph-properties fo:text-align="justify"/>
    </style:style>
    <style:style style:name="T59"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60"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61"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62" style:family="table-row">
      <style:table-row-properties style:use-optimal-row-height="false"/>
    </style:style>
    <style:style style:name="TableCell63"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64" style:parent-style-name="Normalny" style:family="paragraph">
      <style:paragraph-properties fo:text-align="justify"/>
    </style:style>
    <style:style style:name="T65"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66"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67"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68" style:family="table-row">
      <style:table-row-properties style:use-optimal-row-height="false"/>
    </style:style>
    <style:style style:name="TableCell69"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70" style:parent-style-name="Normalny" style:family="paragraph">
      <style:paragraph-properties fo:text-align="justify"/>
    </style:style>
    <style:style style:name="T71"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72"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73"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74" style:family="table-row">
      <style:table-row-properties style:use-optimal-row-height="false"/>
    </style:style>
    <style:style style:name="TableCell75"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76" style:parent-style-name="Normalny" style:family="paragraph">
      <style:paragraph-properties fo:text-align="justify"/>
    </style:style>
    <style:style style:name="T77"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P78" style:parent-style-name="Normalny" style:family="paragraph">
      <style:paragraph-properties fo:text-align="justify"/>
    </style:style>
    <style:style style:name="T79" style:parent-style-name="Domyślnaczcionkaakapitu" style:family="text">
      <style:text-properties style:font-name="Helvetica" style:font-name-complex="Helvetica" style:use-window-font-color="true" fo:font-size="11pt" style:font-size-asian="11pt" style:font-size-complex="11pt"/>
    </style:style>
    <style:style style:name="T80" style:parent-style-name="Domyślnaczcionkaakapitu" style:family="text">
      <style:text-properties style:font-name="Helvetica" style:font-name-complex="Helvetica" style:use-window-font-color="true" fo:font-size="11pt" style:font-size-asian="11pt" style:font-size-complex="11pt"/>
    </style:style>
    <style:style style:name="T81" style:parent-style-name="Domyślnaczcionkaakapitu" style:family="text">
      <style:text-properties style:font-name="Helvetica" style:font-name-complex="Helvetica" style:use-window-font-color="true" fo:font-size="11pt" style:font-size-asian="11pt" style:font-size-complex="11pt"/>
    </style:style>
    <style:style style:name="TableRow82" style:family="table-row">
      <style:table-row-properties style:use-optimal-row-height="false"/>
    </style:style>
    <style:style style:name="TableCell83"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84" style:parent-style-name="Normalny" style:family="paragraph">
      <style:paragraph-properties fo:text-align="justify"/>
    </style:style>
    <style:style style:name="T85"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P86" style:parent-style-name="Normalny" style:family="paragraph">
      <style:paragraph-properties fo:text-align="justify"/>
    </style:style>
    <style:style style:name="T87" style:parent-style-name="Domyślnaczcionkaakapitu" style:family="text">
      <style:text-properties style:font-name="Helvetica" style:font-name-complex="Helvetica" style:use-window-font-color="true" fo:font-size="11pt" style:font-size-asian="11pt" style:font-size-complex="11pt"/>
    </style:style>
    <style:style style:name="T88" style:parent-style-name="Domyślnaczcionkaakapitu" style:family="text">
      <style:text-properties style:font-name="Helvetica" style:font-name-complex="Helvetica" style:use-window-font-color="true" fo:font-size="11pt" style:font-size-asian="11pt" style:font-size-complex="11pt"/>
    </style:style>
    <style:style style:name="T89" style:parent-style-name="Domyślnaczcionkaakapitu" style:family="text">
      <style:text-properties style:font-name="Helvetica" style:font-name-complex="Helvetica" style:use-window-font-color="true" fo:font-size="11pt" style:font-size-asian="11pt" style:font-size-complex="11pt"/>
    </style:style>
    <style:style style:name="T90" style:parent-style-name="Domyślnaczcionkaakapitu" style:family="text">
      <style:text-properties style:font-name="Helvetica" style:font-name-complex="Helvetica" style:use-window-font-color="true" fo:font-size="11pt" style:font-size-asian="11pt" style:font-size-complex="11pt"/>
    </style:style>
    <style:style style:name="T91" style:parent-style-name="Domyślnaczcionkaakapitu" style:family="text">
      <style:text-properties style:font-name="Helvetica" style:font-name-complex="Helvetica" style:use-window-font-color="true" fo:font-size="11pt" style:font-size-asian="11pt" style:font-size-complex="11pt"/>
    </style:style>
    <style:style style:name="TableRow92" style:family="table-row">
      <style:table-row-properties style:use-optimal-row-height="false"/>
    </style:style>
    <style:style style:name="TableCell93"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94" style:parent-style-name="Normalny" style:family="paragraph">
      <style:paragraph-properties fo:text-align="justify"/>
    </style:style>
    <style:style style:name="T95"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P96" style:parent-style-name="Normalny" style:family="paragraph">
      <style:paragraph-properties fo:text-align="justify"/>
    </style:style>
    <style:style style:name="T97" style:parent-style-name="Domyślnaczcionkaakapitu" style:family="text">
      <style:text-properties style:font-name="Helvetica" style:font-name-complex="Helvetica" style:use-window-font-color="true" fo:font-size="11pt" style:font-size-asian="11pt" style:font-size-complex="11pt"/>
    </style:style>
    <style:style style:name="T98" style:parent-style-name="Domyślnaczcionkaakapitu" style:family="text">
      <style:text-properties style:font-name="Helvetica" style:font-name-complex="Helvetica" style:use-window-font-color="true" fo:font-size="11pt" style:font-size-asian="11pt" style:font-size-complex="11pt"/>
    </style:style>
    <style:style style:name="P99" style:parent-style-name="Normalny" style:family="paragraph">
      <style:paragraph-properties fo:text-align="justify"/>
      <style:text-properties style:font-name="Helvetica" style:font-name-complex="Helvetica" style:use-window-font-color="true"/>
    </style:style>
    <style:style style:name="P100" style:parent-style-name="Normalny" style:family="paragraph">
      <style:paragraph-properties fo:text-align="justify"/>
    </style:style>
    <style:style style:name="T101" style:parent-style-name="Domyślnaczcionkaakapitu" style:family="text">
      <style:text-properties style:font-name="Helvetica" style:font-name-complex="Helvetica" style:use-window-font-color="true" fo:font-size="11pt" style:font-size-asian="11pt" style:font-size-complex="11pt"/>
    </style:style>
    <style:style style:name="T102" style:parent-style-name="Domyślnaczcionkaakapitu" style:family="text">
      <style:text-properties style:font-name="Helvetica" style:font-name-complex="Helvetica" style:use-window-font-color="true" fo:font-size="11pt" style:font-size-asian="11pt" style:font-size-complex="11pt"/>
    </style:style>
    <style:style style:name="T103" style:parent-style-name="Domyślnaczcionkaakapitu" style:family="text">
      <style:text-properties style:font-name="Helvetica" style:font-name-complex="Helvetica" style:use-window-font-color="true" fo:font-size="11pt" style:font-size-asian="11pt" style:font-size-complex="11pt"/>
    </style:style>
    <style:style style:name="T104" style:parent-style-name="Domyślnaczcionkaakapitu" style:family="text">
      <style:text-properties style:font-name="Helvetica" style:font-name-complex="Helvetica" style:use-window-font-color="true" fo:font-size="11pt" style:font-size-asian="11pt" style:font-size-complex="11pt"/>
    </style:style>
    <style:style style:name="T105" style:parent-style-name="Domyślnaczcionkaakapitu" style:family="text">
      <style:text-properties style:font-name="Helvetica" style:font-name-complex="Helvetica" style:use-window-font-color="true" fo:font-size="11pt" style:font-size-asian="11pt" style:font-size-complex="11pt"/>
    </style:style>
    <style:style style:name="P106" style:parent-style-name="Normalny" style:family="paragraph">
      <style:paragraph-properties fo:text-align="justify"/>
      <style:text-properties style:font-name="Helvetica" style:font-name-complex="Helvetica" style:use-window-font-color="true"/>
    </style:style>
    <style:style style:name="P107" style:parent-style-name="Normalny" style:family="paragraph">
      <style:paragraph-properties fo:text-align="justify"/>
    </style:style>
    <style:style style:name="T108" style:parent-style-name="Domyślnaczcionkaakapitu" style:family="text">
      <style:text-properties style:font-name="Helvetica" style:font-name-complex="Helvetica" style:use-window-font-color="true" fo:font-size="11pt" style:font-size-asian="11pt" style:font-size-complex="11pt"/>
    </style:style>
    <style:style style:name="P109" style:parent-style-name="Normalny" style:family="paragraph">
      <style:paragraph-properties fo:text-align="justify"/>
      <style:text-properties style:font-name="Helvetica" style:font-name-complex="Helvetica" style:use-window-font-color="true"/>
    </style:style>
    <style:style style:name="P110" style:parent-style-name="Normalny" style:family="paragraph">
      <style:paragraph-properties fo:text-align="justify"/>
    </style:style>
    <style:style style:name="T111" style:parent-style-name="Domyślnaczcionkaakapitu" style:family="text">
      <style:text-properties style:font-name="Helvetica" style:font-name-complex="Helvetica" style:use-window-font-color="true" fo:font-size="11pt" style:font-size-asian="11pt" style:font-size-complex="11pt"/>
    </style:style>
    <style:style style:name="T112" style:parent-style-name="Domyślnaczcionkaakapitu" style:family="text">
      <style:text-properties style:font-name="Helvetica" style:font-name-complex="Helvetica" style:use-window-font-color="true" fo:font-size="11pt" style:font-size-asian="11pt" style:font-size-complex="11pt"/>
    </style:style>
    <style:style style:name="P113" style:parent-style-name="Normalny" style:family="paragraph">
      <style:paragraph-properties fo:text-align="justify"/>
      <style:text-properties style:font-name="Helvetica" style:font-name-complex="Helvetica" style:use-window-font-color="true"/>
    </style:style>
    <style:style style:name="P114" style:parent-style-name="Normalny" style:family="paragraph">
      <style:paragraph-properties fo:text-align="justify"/>
    </style:style>
    <style:style style:name="T115" style:parent-style-name="Domyślnaczcionkaakapitu" style:family="text">
      <style:text-properties style:font-name="Helvetica" style:font-name-complex="Helvetica" style:use-window-font-color="true" fo:font-size="11pt" style:font-size-asian="11pt" style:font-size-complex="11pt"/>
    </style:style>
    <style:style style:name="P116" style:parent-style-name="Normalny" style:family="paragraph">
      <style:paragraph-properties fo:text-align="justify"/>
      <style:text-properties style:font-name="Helvetica" style:font-name-complex="Helvetica" style:use-window-font-color="true"/>
    </style:style>
    <style:style style:name="P117" style:parent-style-name="Normalny" style:family="paragraph">
      <style:paragraph-properties fo:text-align="justify"/>
    </style:style>
    <style:style style:name="T118" style:parent-style-name="Domyślnaczcionkaakapitu" style:family="text">
      <style:text-properties style:font-name="Helvetica" style:font-name-complex="Helvetica" style:use-window-font-color="true" fo:font-size="11pt" style:font-size-asian="11pt" style:font-size-complex="11pt"/>
    </style:style>
    <style:style style:name="T119" style:parent-style-name="Domyślnaczcionkaakapitu" style:family="text">
      <style:text-properties style:font-name="Helvetica" style:font-name-complex="Helvetica" style:use-window-font-color="true" fo:font-size="11pt" style:font-size-asian="11pt" style:font-size-complex="11pt"/>
    </style:style>
    <style:style style:name="P120" style:parent-style-name="Normalny" style:family="paragraph">
      <style:paragraph-properties fo:text-align="justify"/>
      <style:text-properties style:font-name="Helvetica" style:font-name-complex="Helvetica" style:use-window-font-color="true"/>
    </style:style>
    <style:style style:name="P121" style:parent-style-name="Normalny" style:family="paragraph">
      <style:paragraph-properties fo:text-align="justify"/>
    </style:style>
    <style:style style:name="T122" style:parent-style-name="Domyślnaczcionkaakapitu" style:family="text">
      <style:text-properties style:font-name="Helvetica" style:font-name-complex="Helvetica" style:use-window-font-color="true" fo:font-size="11pt" style:font-size-asian="11pt" style:font-size-complex="11pt"/>
    </style:style>
    <style:style style:name="T123" style:parent-style-name="Domyślnaczcionkaakapitu" style:family="text">
      <style:text-properties style:font-name="Helvetica" style:font-name-complex="Helvetica" style:use-window-font-color="true" fo:font-size="11pt" style:font-size-asian="11pt" style:font-size-complex="11pt"/>
    </style:style>
    <style:style style:name="T124" style:parent-style-name="Domyślnaczcionkaakapitu" style:family="text">
      <style:text-properties style:font-name="Helvetica" style:font-name-complex="Helvetica" style:use-window-font-color="true" fo:font-size="11pt" style:font-size-asian="11pt" style:font-size-complex="11pt"/>
    </style:style>
    <style:style style:name="P125" style:parent-style-name="Normalny" style:family="paragraph">
      <style:paragraph-properties fo:text-align="justify"/>
      <style:text-properties style:font-name="Helvetica" style:font-name-complex="Helvetica" style:use-window-font-color="true"/>
    </style:style>
    <style:style style:name="P126" style:parent-style-name="Normalny" style:family="paragraph">
      <style:paragraph-properties fo:text-align="justify"/>
    </style:style>
    <style:style style:name="T127" style:parent-style-name="Domyślnaczcionkaakapitu" style:family="text">
      <style:text-properties style:font-name="Helvetica" style:font-name-complex="Helvetica" style:use-window-font-color="true" fo:font-size="11pt" style:font-size-asian="11pt" style:font-size-complex="11pt"/>
    </style:style>
    <style:style style:name="T128" style:parent-style-name="Domyślnaczcionkaakapitu" style:family="text">
      <style:text-properties style:font-name="Helvetica" style:font-name-complex="Helvetica" style:use-window-font-color="true" fo:font-size="11pt" style:font-size-asian="11pt" style:font-size-complex="11pt"/>
    </style:style>
    <style:style style:name="T129" style:parent-style-name="Domyślnaczcionkaakapitu" style:family="text">
      <style:text-properties style:font-name="Helvetica" style:font-name-complex="Helvetica" style:use-window-font-color="true" fo:font-size="11pt" style:font-size-asian="11pt" style:font-size-complex="11pt"/>
    </style:style>
    <style:style style:name="P130" style:parent-style-name="Normalny" style:family="paragraph">
      <style:paragraph-properties fo:text-align="justify"/>
      <style:text-properties style:font-name="Helvetica" style:font-name-complex="Helvetica" style:use-window-font-color="true"/>
    </style:style>
    <style:style style:name="P131" style:parent-style-name="Normalny" style:family="paragraph">
      <style:paragraph-properties fo:text-align="justify"/>
    </style:style>
    <style:style style:name="T132" style:parent-style-name="Domyślnaczcionkaakapitu" style:family="text">
      <style:text-properties style:font-name="Helvetica" style:font-name-complex="Helvetica" style:use-window-font-color="true" fo:font-size="11pt" style:font-size-asian="11pt" style:font-size-complex="11pt"/>
    </style:style>
    <style:style style:name="P133" style:parent-style-name="Normalny" style:family="paragraph">
      <style:paragraph-properties fo:text-align="justify"/>
      <style:text-properties style:font-name="Helvetica" style:font-name-complex="Helvetica" style:use-window-font-color="true"/>
    </style:style>
    <style:style style:name="P134" style:parent-style-name="Normalny" style:family="paragraph">
      <style:paragraph-properties fo:text-align="justify"/>
    </style:style>
    <style:style style:name="T135" style:parent-style-name="Domyślnaczcionkaakapitu" style:family="text">
      <style:text-properties style:font-name="Helvetica" style:font-name-complex="Helvetica" style:use-window-font-color="true" fo:font-size="11pt" style:font-size-asian="11pt" style:font-size-complex="11pt"/>
    </style:style>
    <style:style style:name="T136" style:parent-style-name="Domyślnaczcionkaakapitu" style:family="text">
      <style:text-properties style:font-name="Helvetica" style:font-name-complex="Helvetica" style:use-window-font-color="true" fo:font-size="11pt" style:font-size-asian="11pt" style:font-size-complex="11pt"/>
    </style:style>
    <style:style style:name="P137" style:parent-style-name="Normalny" style:family="paragraph">
      <style:paragraph-properties fo:text-align="justify"/>
      <style:text-properties style:font-name="Helvetica" style:font-name-complex="Helvetica" style:use-window-font-color="true"/>
    </style:style>
    <style:style style:name="P138" style:parent-style-name="Normalny" style:family="paragraph">
      <style:paragraph-properties fo:text-align="justify"/>
    </style:style>
    <style:style style:name="T139" style:parent-style-name="Domyślnaczcionkaakapitu" style:family="text">
      <style:text-properties style:font-name="Helvetica" style:font-name-complex="Helvetica" style:use-window-font-color="true" fo:font-size="11pt" style:font-size-asian="11pt" style:font-size-complex="11pt"/>
    </style:style>
    <style:style style:name="P140" style:parent-style-name="Normalny" style:family="paragraph">
      <style:paragraph-properties fo:text-align="justify"/>
      <style:text-properties style:font-name="Helvetica" style:font-name-complex="Helvetica" style:use-window-font-color="true"/>
    </style:style>
    <style:style style:name="P141" style:parent-style-name="Normalny" style:family="paragraph">
      <style:paragraph-properties fo:text-align="justify"/>
    </style:style>
    <style:style style:name="T142" style:parent-style-name="Domyślnaczcionkaakapitu" style:family="text">
      <style:text-properties style:font-name="Helvetica" style:font-name-complex="Helvetica" style:use-window-font-color="true" fo:font-size="11pt" style:font-size-asian="11pt" style:font-size-complex="11pt"/>
    </style:style>
    <style:style style:name="T143" style:parent-style-name="Domyślnaczcionkaakapitu" style:family="text">
      <style:text-properties style:font-name="Helvetica" style:font-name-complex="Helvetica" style:use-window-font-color="true" fo:font-size="11pt" style:font-size-asian="11pt" style:font-size-complex="11pt"/>
    </style:style>
    <style:style style:name="P144" style:parent-style-name="Normalny" style:family="paragraph">
      <style:paragraph-properties fo:text-align="justify"/>
      <style:text-properties style:font-name="Helvetica" style:font-name-complex="Helvetica" style:use-window-font-color="true"/>
    </style:style>
    <style:style style:name="P145" style:parent-style-name="Normalny" style:family="paragraph">
      <style:paragraph-properties fo:text-align="justify"/>
    </style:style>
    <style:style style:name="T146" style:parent-style-name="Domyślnaczcionkaakapitu" style:family="text">
      <style:text-properties style:font-name="Helvetica" style:font-name-complex="Helvetica" style:use-window-font-color="true" fo:font-size="11pt" style:font-size-asian="11pt" style:font-size-complex="11pt"/>
    </style:style>
    <style:style style:name="P147" style:parent-style-name="Normalny" style:family="paragraph">
      <style:paragraph-properties fo:text-align="justify"/>
      <style:text-properties style:font-name="Helvetica" style:font-name-complex="Helvetica" style:use-window-font-color="true"/>
    </style:style>
    <style:style style:name="P148" style:parent-style-name="Normalny" style:family="paragraph">
      <style:paragraph-properties fo:text-align="justify"/>
    </style:style>
    <style:style style:name="T149" style:parent-style-name="Domyślnaczcionkaakapitu" style:family="text">
      <style:text-properties style:font-name="Helvetica" style:font-name-complex="Helvetica" style:use-window-font-color="true" fo:font-size="11pt" style:font-size-asian="11pt" style:font-size-complex="11pt"/>
    </style:style>
    <style:style style:name="T150" style:parent-style-name="Domyślnaczcionkaakapitu" style:family="text">
      <style:text-properties style:font-name="Helvetica" style:font-name-complex="Helvetica" style:use-window-font-color="true" fo:font-size="11pt" style:font-size-asian="11pt" style:font-size-complex="11pt"/>
    </style:style>
    <style:style style:name="T151" style:parent-style-name="Domyślnaczcionkaakapitu" style:family="text">
      <style:text-properties style:font-name="Helvetica" style:font-name-complex="Helvetica" style:use-window-font-color="true" fo:font-size="11pt" style:font-size-asian="11pt" style:font-size-complex="11pt"/>
    </style:style>
    <style:style style:name="P152" style:parent-style-name="Normalny" style:family="paragraph">
      <style:paragraph-properties fo:text-align="justify"/>
      <style:text-properties style:font-name="Helvetica" style:font-name-complex="Helvetica" style:use-window-font-color="true"/>
    </style:style>
    <style:style style:name="P153" style:parent-style-name="Normalny" style:family="paragraph">
      <style:paragraph-properties fo:text-align="justify"/>
    </style:style>
    <style:style style:name="T154" style:parent-style-name="Domyślnaczcionkaakapitu" style:family="text">
      <style:text-properties style:font-name="Helvetica" style:font-name-complex="Helvetica" style:use-window-font-color="true" fo:font-size="11pt" style:font-size-asian="11pt" style:font-size-complex="11pt"/>
    </style:style>
    <style:style style:name="T155" style:parent-style-name="Domyślnaczcionkaakapitu" style:family="text">
      <style:text-properties style:font-name="Helvetica" style:font-name-complex="Helvetica" style:use-window-font-color="true" fo:font-size="11pt" style:font-size-asian="11pt" style:font-size-complex="11pt"/>
    </style:style>
    <style:style style:name="P156" style:parent-style-name="Normalny" style:family="paragraph">
      <style:paragraph-properties fo:text-align="justify"/>
      <style:text-properties style:font-name="Helvetica" style:font-name-complex="Helvetica" style:use-window-font-color="true"/>
    </style:style>
    <style:style style:name="P157" style:parent-style-name="Normalny" style:family="paragraph">
      <style:paragraph-properties fo:text-align="justify"/>
    </style:style>
    <style:style style:name="T158" style:parent-style-name="Domyślnaczcionkaakapitu" style:family="text">
      <style:text-properties style:font-name="Helvetica" style:font-name-complex="Helvetica" style:use-window-font-color="true" fo:font-size="11pt" style:font-size-asian="11pt" style:font-size-complex="11pt"/>
    </style:style>
    <style:style style:name="P159" style:parent-style-name="Normalny" style:family="paragraph">
      <style:paragraph-properties fo:text-align="justify"/>
      <style:text-properties style:font-name="Helvetica" style:font-name-complex="Helvetica" style:use-window-font-color="true"/>
    </style:style>
    <style:style style:name="P160" style:parent-style-name="Normalny" style:family="paragraph">
      <style:paragraph-properties fo:text-align="justify"/>
    </style:style>
    <style:style style:name="T161" style:parent-style-name="Domyślnaczcionkaakapitu" style:family="text">
      <style:text-properties style:font-name="Helvetica" style:font-name-complex="Helvetica" style:use-window-font-color="true" fo:font-size="11pt" style:font-size-asian="11pt" style:font-size-complex="11pt"/>
    </style:style>
    <style:style style:name="T162" style:parent-style-name="Domyślnaczcionkaakapitu" style:family="text">
      <style:text-properties style:font-name="Helvetica" style:font-name-complex="Helvetica" style:use-window-font-color="true" fo:font-size="11pt" style:font-size-asian="11pt" style:font-size-complex="11pt"/>
    </style:style>
    <style:style style:name="T163" style:parent-style-name="Domyślnaczcionkaakapitu" style:family="text">
      <style:text-properties style:font-name="Helvetica" style:font-name-complex="Helvetica" style:use-window-font-color="true" fo:font-size="11pt" style:font-size-asian="11pt" style:font-size-complex="11pt"/>
    </style:style>
    <style:style style:name="T164" style:parent-style-name="Domyślnaczcionkaakapitu" style:family="text">
      <style:text-properties style:font-name="Helvetica" style:font-name-complex="Helvetica" style:use-window-font-color="true" fo:font-size="11pt" style:font-size-asian="11pt" style:font-size-complex="11pt"/>
    </style:style>
    <style:style style:name="T165" style:parent-style-name="Domyślnaczcionkaakapitu" style:family="text">
      <style:text-properties style:font-name="Helvetica" style:font-name-complex="Helvetica" style:use-window-font-color="true" fo:font-size="11pt" style:font-size-asian="11pt" style:font-size-complex="11pt"/>
    </style:style>
    <style:style style:name="P166" style:parent-style-name="Normalny" style:family="paragraph">
      <style:paragraph-properties fo:text-align="justify"/>
      <style:text-properties style:font-name="Helvetica" style:font-name-complex="Helvetica" style:use-window-font-color="true"/>
    </style:style>
    <style:style style:name="P167" style:parent-style-name="Normalny" style:family="paragraph">
      <style:paragraph-properties fo:text-align="justify"/>
    </style:style>
    <style:style style:name="T168" style:parent-style-name="Domyślnaczcionkaakapitu" style:family="text">
      <style:text-properties style:font-name="Helvetica" style:font-name-complex="Helvetica" style:use-window-font-color="true" fo:font-size="11pt" style:font-size-asian="11pt" style:font-size-complex="11pt"/>
    </style:style>
    <style:style style:name="T169" style:parent-style-name="Domyślnaczcionkaakapitu" style:family="text">
      <style:text-properties style:font-name="Helvetica" style:font-name-complex="Helvetica" style:use-window-font-color="true" fo:font-size="11pt" style:font-size-asian="11pt" style:font-size-complex="11pt"/>
    </style:style>
    <style:style style:name="P170" style:parent-style-name="Normalny" style:family="paragraph">
      <style:paragraph-properties fo:text-align="justify"/>
      <style:text-properties style:font-name="Helvetica" style:font-name-complex="Helvetica" style:use-window-font-color="true"/>
    </style:style>
    <style:style style:name="P171" style:parent-style-name="Normalny" style:family="paragraph">
      <style:paragraph-properties fo:text-align="justify"/>
    </style:style>
    <style:style style:name="T172" style:parent-style-name="Domyślnaczcionkaakapitu" style:family="text">
      <style:text-properties style:font-name="Helvetica" style:font-name-complex="Helvetica" style:use-window-font-color="true" fo:font-size="11pt" style:font-size-asian="11pt" style:font-size-complex="11pt"/>
    </style:style>
    <style:style style:name="P173" style:parent-style-name="Normalny" style:family="paragraph">
      <style:paragraph-properties fo:text-align="justify"/>
      <style:text-properties style:font-name="Helvetica" style:font-name-complex="Helvetica" style:use-window-font-color="true"/>
    </style:style>
    <style:style style:name="P174" style:parent-style-name="Normalny" style:family="paragraph">
      <style:paragraph-properties fo:text-align="justify"/>
    </style:style>
    <style:style style:name="T175" style:parent-style-name="Domyślnaczcionkaakapitu" style:family="text">
      <style:text-properties style:font-name="Helvetica" style:font-name-complex="Helvetica" style:use-window-font-color="true" fo:font-size="11pt" style:font-size-asian="11pt" style:font-size-complex="11pt"/>
    </style:style>
    <style:style style:name="T176" style:parent-style-name="Domyślnaczcionkaakapitu" style:family="text">
      <style:text-properties style:font-name="Helvetica" style:font-name-complex="Helvetica" style:use-window-font-color="true" fo:font-size="11pt" style:font-size-asian="11pt" style:font-size-complex="11pt"/>
    </style:style>
    <style:style style:name="P177" style:parent-style-name="Normalny" style:family="paragraph">
      <style:paragraph-properties fo:text-align="justify"/>
      <style:text-properties style:font-name="Helvetica" style:font-name-complex="Helvetica" style:use-window-font-color="true"/>
    </style:style>
    <style:style style:name="P178" style:parent-style-name="Normalny" style:family="paragraph">
      <style:paragraph-properties fo:text-align="justify"/>
    </style:style>
    <style:style style:name="T179" style:parent-style-name="Domyślnaczcionkaakapitu" style:family="text">
      <style:text-properties style:font-name="Helvetica" style:font-name-complex="Helvetica" style:use-window-font-color="true" fo:font-size="11pt" style:font-size-asian="11pt" style:font-size-complex="11pt"/>
    </style:style>
    <style:style style:name="T180" style:parent-style-name="Domyślnaczcionkaakapitu" style:family="text">
      <style:text-properties style:font-name="Helvetica" style:font-name-complex="Helvetica" style:use-window-font-color="true" fo:font-size="11pt" style:font-size-asian="11pt" style:font-size-complex="11pt"/>
    </style:style>
    <style:style style:name="T181" style:parent-style-name="Domyślnaczcionkaakapitu" style:family="text">
      <style:text-properties style:font-name="Helvetica" style:font-name-complex="Helvetica" style:use-window-font-color="true" fo:font-size="11pt" style:font-size-asian="11pt" style:font-size-complex="11pt"/>
    </style:style>
    <style:style style:name="T182" style:parent-style-name="Domyślnaczcionkaakapitu" style:family="text">
      <style:text-properties style:font-name="Helvetica" style:font-name-complex="Helvetica" style:use-window-font-color="true" fo:font-size="11pt" style:font-size-asian="11pt" style:font-size-complex="11pt"/>
    </style:style>
    <style:style style:name="T183" style:parent-style-name="Domyślnaczcionkaakapitu" style:family="text">
      <style:text-properties style:font-name="Helvetica" style:font-name-complex="Helvetica" style:use-window-font-color="true" fo:font-size="11pt" style:font-size-asian="11pt" style:font-size-complex="11pt"/>
    </style:style>
    <style:style style:name="P184" style:parent-style-name="Normalny" style:family="paragraph">
      <style:paragraph-properties fo:text-align="justify"/>
      <style:text-properties style:font-name="Helvetica" style:font-name-complex="Helvetica" style:use-window-font-color="true"/>
    </style:style>
    <style:style style:name="P185" style:parent-style-name="Normalny" style:family="paragraph">
      <style:paragraph-properties fo:text-align="justify"/>
    </style:style>
    <style:style style:name="T186" style:parent-style-name="Domyślnaczcionkaakapitu" style:family="text">
      <style:text-properties style:font-name="Helvetica" style:font-name-complex="Helvetica" style:use-window-font-color="true" fo:font-size="11pt" style:font-size-asian="11pt" style:font-size-complex="11pt"/>
    </style:style>
    <style:style style:name="T187" style:parent-style-name="Domyślnaczcionkaakapitu" style:family="text">
      <style:text-properties style:font-name="Helvetica" style:font-name-complex="Helvetica" style:use-window-font-color="true" fo:font-size="11pt" style:font-size-asian="11pt" style:font-size-complex="11pt"/>
    </style:style>
    <style:style style:name="T188" style:parent-style-name="Domyślnaczcionkaakapitu" style:family="text">
      <style:text-properties style:font-name="Helvetica" style:font-name-complex="Helvetica" style:use-window-font-color="true" fo:font-size="11pt" style:font-size-asian="11pt" style:font-size-complex="11pt"/>
    </style:style>
    <style:style style:name="P189" style:parent-style-name="Normalny" style:family="paragraph">
      <style:paragraph-properties fo:text-align="justify"/>
      <style:text-properties style:font-name="Helvetica" style:font-name-complex="Helvetica" style:use-window-font-color="true"/>
    </style:style>
    <style:style style:name="P190" style:parent-style-name="Normalny" style:family="paragraph">
      <style:paragraph-properties fo:text-align="justify"/>
    </style:style>
    <style:style style:name="T191" style:parent-style-name="Domyślnaczcionkaakapitu" style:family="text">
      <style:text-properties style:font-name="Helvetica" style:font-name-complex="Helvetica" style:use-window-font-color="true" fo:font-size="11pt" style:font-size-asian="11pt" style:font-size-complex="11pt"/>
    </style:style>
    <style:style style:name="T192" style:parent-style-name="Domyślnaczcionkaakapitu" style:family="text">
      <style:text-properties style:font-name="Helvetica" style:font-name-complex="Helvetica" style:use-window-font-color="true" fo:font-size="11pt" style:font-size-asian="11pt" style:font-size-complex="11pt"/>
    </style:style>
    <style:style style:name="P193" style:parent-style-name="Normalny" style:family="paragraph">
      <style:paragraph-properties fo:text-align="justify"/>
      <style:text-properties style:font-name="Helvetica" style:font-name-complex="Helvetica" style:use-window-font-color="true"/>
    </style:style>
    <style:style style:name="P194" style:parent-style-name="Normalny" style:family="paragraph">
      <style:paragraph-properties fo:text-align="justify"/>
    </style:style>
    <style:style style:name="T195" style:parent-style-name="Domyślnaczcionkaakapitu" style:family="text">
      <style:text-properties style:font-name="Helvetica" style:font-name-complex="Helvetica" style:use-window-font-color="true" fo:font-size="11pt" style:font-size-asian="11pt" style:font-size-complex="11pt"/>
    </style:style>
    <style:style style:name="T196" style:parent-style-name="Domyślnaczcionkaakapitu" style:family="text">
      <style:text-properties style:font-name="Helvetica" style:font-name-complex="Helvetica" style:use-window-font-color="true" fo:font-size="11pt" style:font-size-asian="11pt" style:font-size-complex="11pt"/>
    </style:style>
    <style:style style:name="T197" style:parent-style-name="Domyślnaczcionkaakapitu" style:family="text">
      <style:text-properties style:font-name="Helvetica" style:font-name-complex="Helvetica" style:use-window-font-color="true" fo:font-size="11pt" style:font-size-asian="11pt" style:font-size-complex="11pt"/>
    </style:style>
    <style:style style:name="T198" style:parent-style-name="Domyślnaczcionkaakapitu" style:family="text">
      <style:text-properties style:font-name="Helvetica" style:font-name-complex="Helvetica" style:use-window-font-color="true" fo:font-size="11pt" style:font-size-asian="11pt" style:font-size-complex="11pt"/>
    </style:style>
    <style:style style:name="T199" style:parent-style-name="Domyślnaczcionkaakapitu" style:family="text">
      <style:text-properties style:font-name="Helvetica" style:font-name-complex="Helvetica" style:use-window-font-color="true" fo:font-size="11pt" style:font-size-asian="11pt" style:font-size-complex="11pt"/>
    </style:style>
    <style:style style:name="T200" style:parent-style-name="Domyślnaczcionkaakapitu" style:family="text">
      <style:text-properties style:font-name="Helvetica" style:font-name-complex="Helvetica" style:use-window-font-color="true" fo:font-size="11pt" style:font-size-asian="11pt" style:font-size-complex="11pt"/>
    </style:style>
    <style:style style:name="T201" style:parent-style-name="Domyślnaczcionkaakapitu" style:family="text">
      <style:text-properties style:font-name="Helvetica" style:font-name-complex="Helvetica" style:use-window-font-color="true" fo:font-size="11pt" style:font-size-asian="11pt" style:font-size-complex="11pt"/>
    </style:style>
    <style:style style:name="T202" style:parent-style-name="Domyślnaczcionkaakapitu" style:family="text">
      <style:text-properties style:font-name="Helvetica" style:font-name-complex="Helvetica" style:use-window-font-color="true" fo:font-size="11pt" style:font-size-asian="11pt" style:font-size-complex="11pt"/>
    </style:style>
    <style:style style:name="T203" style:parent-style-name="Domyślnaczcionkaakapitu" style:family="text">
      <style:text-properties style:font-name="Helvetica" style:font-name-complex="Helvetica" style:use-window-font-color="true" fo:font-size="11pt" style:font-size-asian="11pt" style:font-size-complex="11pt"/>
    </style:style>
    <style:style style:name="P204" style:parent-style-name="Normalny" style:family="paragraph">
      <style:paragraph-properties fo:text-align="justify"/>
      <style:text-properties style:font-name="Helvetica" style:font-name-complex="Helvetica" style:use-window-font-color="true"/>
    </style:style>
    <style:style style:name="P205" style:parent-style-name="Normalny" style:family="paragraph">
      <style:paragraph-properties fo:text-align="justify"/>
    </style:style>
    <style:style style:name="T206" style:parent-style-name="Domyślnaczcionkaakapitu" style:family="text">
      <style:text-properties style:font-name="Helvetica" style:font-name-complex="Helvetica" style:use-window-font-color="true" fo:font-size="11pt" style:font-size-asian="11pt" style:font-size-complex="11pt"/>
    </style:style>
    <style:style style:name="T207" style:parent-style-name="Domyślnaczcionkaakapitu" style:family="text">
      <style:text-properties style:font-name="Helvetica" style:font-name-complex="Helvetica" style:use-window-font-color="true" fo:font-size="11pt" style:font-size-asian="11pt" style:font-size-complex="11pt"/>
    </style:style>
    <style:style style:name="T208" style:parent-style-name="Domyślnaczcionkaakapitu" style:family="text">
      <style:text-properties style:font-name="Helvetica" style:font-name-complex="Helvetica" style:use-window-font-color="true" fo:font-size="11pt" style:font-size-asian="11pt" style:font-size-complex="11pt"/>
    </style:style>
    <style:style style:name="P209" style:parent-style-name="Normalny" style:family="paragraph">
      <style:paragraph-properties fo:text-align="justify"/>
      <style:text-properties style:font-name="Helvetica" style:font-name-complex="Helvetica" style:use-window-font-color="true"/>
    </style:style>
    <style:style style:name="P210" style:parent-style-name="Normalny" style:family="paragraph">
      <style:paragraph-properties fo:text-align="justify"/>
    </style:style>
    <style:style style:name="T211" style:parent-style-name="Domyślnaczcionkaakapitu" style:family="text">
      <style:text-properties style:font-name="Helvetica" style:font-name-complex="Helvetica" style:use-window-font-color="true" fo:font-size="11pt" style:font-size-asian="11pt" style:font-size-complex="11pt"/>
    </style:style>
    <style:style style:name="T212" style:parent-style-name="Domyślnaczcionkaakapitu" style:family="text">
      <style:text-properties style:font-name="Helvetica" style:font-name-complex="Helvetica" style:use-window-font-color="true" fo:font-size="11pt" style:font-size-asian="11pt" style:font-size-complex="11pt"/>
    </style:style>
    <style:style style:name="T213" style:parent-style-name="Domyślnaczcionkaakapitu" style:family="text">
      <style:text-properties style:font-name="Helvetica" style:font-name-complex="Helvetica" style:use-window-font-color="true" fo:font-size="11pt" style:font-size-asian="11pt" style:font-size-complex="11pt"/>
    </style:style>
    <style:style style:name="T214" style:parent-style-name="Domyślnaczcionkaakapitu" style:family="text">
      <style:text-properties style:font-name="Helvetica" style:font-name-complex="Helvetica" style:use-window-font-color="true" fo:font-size="11pt" style:font-size-asian="11pt" style:font-size-complex="11pt"/>
    </style:style>
    <style:style style:name="P215" style:parent-style-name="Normalny" style:family="paragraph">
      <style:paragraph-properties fo:text-align="justify"/>
      <style:text-properties style:font-name="Helvetica" style:font-name-complex="Helvetica" style:use-window-font-color="true"/>
    </style:style>
    <style:style style:name="P216" style:parent-style-name="Normalny" style:family="paragraph">
      <style:paragraph-properties fo:text-align="justify"/>
    </style:style>
    <style:style style:name="T217" style:parent-style-name="Domyślnaczcionkaakapitu" style:family="text">
      <style:text-properties style:font-name="Helvetica" style:font-name-complex="Helvetica" style:use-window-font-color="true" fo:font-size="11pt" style:font-size-asian="11pt" style:font-size-complex="11pt"/>
    </style:style>
    <style:style style:name="P218" style:parent-style-name="Normalny" style:family="paragraph">
      <style:paragraph-properties fo:text-align="justify"/>
      <style:text-properties style:font-name="Helvetica" style:font-name-complex="Helvetica" style:use-window-font-color="true"/>
    </style:style>
    <style:style style:name="P219" style:parent-style-name="Normalny" style:family="paragraph">
      <style:paragraph-properties fo:text-align="justify"/>
    </style:style>
    <style:style style:name="T220" style:parent-style-name="Domyślnaczcionkaakapitu" style:family="text">
      <style:text-properties style:font-name="Helvetica" style:font-name-complex="Helvetica" style:use-window-font-color="true" fo:font-size="11pt" style:font-size-asian="11pt" style:font-size-complex="11pt"/>
    </style:style>
    <style:style style:name="T221" style:parent-style-name="Domyślnaczcionkaakapitu" style:family="text">
      <style:text-properties style:font-name="Helvetica" style:font-name-complex="Helvetica" style:use-window-font-color="true" fo:font-size="11pt" style:font-size-asian="11pt" style:font-size-complex="11pt"/>
    </style:style>
    <style:style style:name="T222" style:parent-style-name="Domyślnaczcionkaakapitu" style:family="text">
      <style:text-properties style:font-name="Helvetica" style:font-name-complex="Helvetica" style:use-window-font-color="true" fo:font-size="11pt" style:font-size-asian="11pt" style:font-size-complex="11pt"/>
    </style:style>
    <style:style style:name="TableRow223" style:family="table-row">
      <style:table-row-properties style:use-optimal-row-height="false"/>
    </style:style>
    <style:style style:name="TableCell224" style:family="table-cell">
      <style:table-cell-properties fo:border-top="none" fo:border-left="0.0069in solid #FFFFFF" fo:border-bottom="0.0069in solid #FFFFFF" fo:border-right="0.0069in solid #FFFFFF" fo:background-color="#FFFFFF" fo:padding-top="0.0347in" fo:padding-left="0.0347in" fo:padding-bottom="0.0347in" fo:padding-right="0.0347in"/>
    </style:style>
    <style:style style:name="P225" style:parent-style-name="Normalny" style:family="paragraph">
      <style:paragraph-properties fo:text-align="justify"/>
      <style:text-properties style:font-name="Times New Roman" style:font-name-complex="Times New Roman" style:use-window-font-color="true"/>
    </style:style>
    <style:style style:name="TableCell226" style:family="table-cell">
      <style:table-cell-properties fo:border-top="none" fo:border-left="0.0069in solid #FFFFFF" fo:border-bottom="0.0069in solid #FFFFFF" fo:border-right="0.0069in solid #FFFFFF" fo:background-color="#FFFFFF" fo:padding-top="0.0347in" fo:padding-left="0.0347in" fo:padding-bottom="0.0347in" fo:padding-right="0.0347in"/>
    </style:style>
    <style:style style:name="P227" style:parent-style-name="Normalny" style:family="paragraph">
      <style:paragraph-properties fo:text-align="justify"/>
      <style:text-properties style:font-name="Times New Roman" style:font-name-complex="Times New Roman" style:use-window-font-color="true"/>
    </style:style>
    <style:style style:name="P228" style:parent-style-name="Normalny" style:family="paragraph">
      <style:paragraph-properties fo:text-align="justify"/>
    </style:style>
  </office:automatic-styles>
  <office:body>
    <office:text text:use-soft-page-breaks="true">
      <text:p text:style-name="P1"><text:span text:style-name="T7">II OSK 704/05 - Wyrok</text:span></text:p>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text:span text:style-name="T15">Data orzeczenia</text:span></text:p>
          </table:table-cell>
          <table:table-cell table:style-name="TableCell16">
            <text:p text:style-name="P17">2006-04-05</text:p>
          </table:table-cell>
        </table:table-row>
        <table:table-row table:style-name="TableRow18">
          <table:table-cell table:style-name="TableCell19">
            <text:p text:style-name="P20"><text:span text:style-name="T21">Data wpływu</text:span></text:p>
          </table:table-cell>
          <table:table-cell table:style-name="TableCell22">
            <text:p text:style-name="P23">2005-06-13</text:p>
          </table:table-cell>
        </table:table-row>
        <table:table-row table:style-name="TableRow24">
          <table:table-cell table:style-name="TableCell25">
            <text:p text:style-name="P26"><text:span text:style-name="T27">Sąd</text:span></text:p>
          </table:table-cell>
          <table:table-cell table:style-name="TableCell28">
            <text:p text:style-name="P29">Naczelny Sąd Administracyjny</text:p>
          </table:table-cell>
        </table:table-row>
        <table:table-row table:style-name="TableRow30">
          <table:table-cell table:style-name="TableCell31">
            <text:p text:style-name="P32"><text:span text:style-name="T33">Sędziowie</text:span></text:p>
          </table:table-cell>
          <table:table-cell table:style-name="TableCell34">
            <text:p text:style-name="P35">Andrzej Jurkiewicz</text:p>
            <text:p text:style-name="P36">Krystyna Borkowska</text:p>
            <text:p text:style-name="P37">Maria Czapska - Górnikiewicz<text:s/>/przewodniczący sprawozdawca/</text:p>
          </table:table-cell>
        </table:table-row>
        <table:table-row table:style-name="TableRow38">
          <table:table-cell table:style-name="TableCell39">
            <text:p text:style-name="P40"><text:span text:style-name="T41">Symbol z opisem</text:span></text:p>
          </table:table-cell>
          <table:table-cell table:style-name="TableCell42">
            <text:p text:style-name="P43">6014 Rozbiórka budowli lub innego obiektu budowlanego, dokonanie oceny stanu technicznego obiektu, doprowadzenie obiektu do s</text:p>
          </table:table-cell>
        </table:table-row>
        <table:table-row table:style-name="TableRow44">
          <table:table-cell table:style-name="TableCell45">
            <text:p text:style-name="P46"><text:span text:style-name="T47">Hasła tematyczne</text:span></text:p>
          </table:table-cell>
          <table:table-cell table:style-name="TableCell48">
            <text:p text:style-name="P49">Budowlane prawo</text:p>
          </table:table-cell>
        </table:table-row>
        <table:table-row table:style-name="TableRow50">
          <table:table-cell table:style-name="TableCell51">
            <text:p text:style-name="P52"><text:span text:style-name="T53">Sygn. powiązane</text:span></text:p>
          </table:table-cell>
          <table:table-cell table:style-name="TableCell54">
            <text:p text:style-name="P55">SA/Rz 624/03</text:p>
          </table:table-cell>
        </table:table-row>
        <table:table-row table:style-name="TableRow56">
          <table:table-cell table:style-name="TableCell57">
            <text:p text:style-name="P58"><text:span text:style-name="T59">Skarżony organ</text:span></text:p>
          </table:table-cell>
          <table:table-cell table:style-name="TableCell60">
            <text:p text:style-name="P61">Wojewódzki Inspektor Nadzoru Budowlanego</text:p>
          </table:table-cell>
        </table:table-row>
        <table:table-row table:style-name="TableRow62">
          <table:table-cell table:style-name="TableCell63">
            <text:p text:style-name="P64"><text:span text:style-name="T65">Treść wyniku</text:span></text:p>
          </table:table-cell>
          <table:table-cell table:style-name="TableCell66">
            <text:p text:style-name="P67">Uchylono zaskarżony wyrok i przekazano sprawę do ponownego rozpoznania przez Wojewódzki Sąd Administracyjny</text:p>
          </table:table-cell>
        </table:table-row>
        <table:table-row table:style-name="TableRow68">
          <table:table-cell table:style-name="TableCell69">
            <text:p text:style-name="P70"><text:span text:style-name="T71">Powołane przepisy</text:span></text:p>
          </table:table-cell>
          <table:table-cell table:style-name="TableCell72">
            <text:p text:style-name="P73">Dz.U. 2000 nr 106 poz 1126; art. 3 pkt 8, art. 29 w ust. 2 pkt 1; <text:s/>Ustawa<text:s/>z dnia 7 lipca 1994 r. - Prawo budowlane - tekst jednolity.</text:p>
          </table:table-cell>
        </table:table-row>
        <table:table-row table:style-name="TableRow74">
          <table:table-cell table:style-name="TableCell75" table:number-columns-spanned="2">
            <text:p text:style-name="P76"><text:span text:style-name="T77">Tezy</text:span></text:p>
            <text:p text:style-name="P78"><text:span text:style-name="T79">Przez pojęcie "bieżącej konserwacji" o jakiej mowa w art. 3 pkt 8 ustawy z dnia 7 lipca 1994 r. - Prawo budowlane /Dz.U. 2000 nr 106 poz. 1126 ze zm./ należy rozumieć wykonanie w istniejącym</text:span><text:span text:style-name="T80"><text:s/>obiekcie budowlanym robót nie polegających na odtworzeniu stanu pierwotnego, ale mających na celu utrzymanie obiektu budowlanego w dobrym stanie, w celu jego zabezpieczenia przed szybkim zużyciem się, czy też zniszczeniem i dla utrzymania go w celu użytko</text:span><text:span text:style-name="T81">wania w stanie zgodnym z przeznaczeniem tegoż obiektu. Tak więc bieżącą konserwacją będą prace budowlane wykonywane na bieżąco w węższym zakresie niż roboty budowlane określone jako remont.</text:span></text:p>
          </table:table-cell>
          <table:covered-table-cell/>
        </table:table-row>
        <table:table-row table:style-name="TableRow82">
          <table:table-cell table:style-name="TableCell83" table:number-columns-spanned="2">
            <text:p text:style-name="P84"><text:span text:style-name="T85">Sentencja</text:span></text:p>
            <text:p text:style-name="P86"><text:span text:style-name="T87">Naczelny Sąd Administracyjny w składzie następującym:<text:s/></text:span><text:span text:style-name="T88">Przewodniczący Sędzia NSA Maria Czapska – Górnikiewicz /spr./, Sędziowie NSA Krystyna Borkowska, Andrzej Jurkiewicz, Protokolant Agnieszka Majewska, po rozpoznaniu w dniu 5 kwietnia 2006 r. na rozprawie w Izbie Ogólnoadministracyjnej skargi kasacyjnej A. i</text:span><text:span text:style-name="T89"><text:s/>S. S. od wyroku Wojewódzkiego Sądu Administracyjnego w Rzeszowie z dnia 2 lutego 2005 r. sygn. akt SA/Rz 624/04 w sprawie ze skargi A. i S. S. na decyzję Podkarpackiego Wojewódzkiego Inspektora Nadzoru Budowlanego w Rzeszowie z dnia [...] marca 2003 r. Nr</text:span><text:span text:style-name="T90"><text:s/>[...] w przedmiocie doprowadzenia robót budowlanych do stanu zgodnego z prawem 1. uchyla zaskarżony wyrok i przekazuje sprawę do ponownego rozpoznania Wojewódzkiemu Sądowi Administracyjnemu w Rzeszowie, 2. zasądza od Podkarpackiego Wojewódzkiego Inspektor</text:span><text:span text:style-name="T91">a Nadzoru Budowlanego w Rzeszowie na rzecz A. i S. małżonków S. kwotę 550 (słownie: pięćset pięćdziesiąt) zł tytułem kosztów postępowania kasacyjnego</text:span></text:p>
          </table:table-cell>
          <table:covered-table-cell/>
        </table:table-row>
        <table:table-row table:style-name="TableRow92">
          <table:table-cell table:style-name="TableCell93" table:number-columns-spanned="2">
            <text:p text:style-name="P94"><text:span text:style-name="T95">Uzasadnienie</text:span></text:p>
            <text:p text:style-name="P96"><text:span text:style-name="T97">Zaskarżonym wyrokiem z dnia 2 lutego 2005 r. Wojewódzki Sąd Administracyjny w Rzeszowie po<text:s/></text:span><text:span text:style-name="T98">rozpoznaniu sprawy oddalił skargę wniesioną przez A. i S. S. na decyzję Podkarpackiego Wojewódzkiego Inspektora Nadzoru Budowlanego z dnia [...] marca 2003 r.</text:span></text:p>
            <text:p text:style-name="P99"/>
            <text:p text:style-name="P100"><text:span text:style-name="T101">W uzasadnieniu powyższego wyroku Sąd pierwszej instancji wskazał, iż decyzją z dnia [...] marca<text:s/></text:span><text:span text:style-name="T102">2003 r. Podkarpacki Wojewódzki Inspektor Nadzoru Budowlanego w Rzeszowie po rozpatrzeniu odwołania A. i S. S. od decyzji Powiatowego Inspektora Nadzoru Budowlanego dla miasta P. z dnia [...] sierpnia 2002 r. na mocy art. 51 ust. 1 pkt 2 i 4 ustawy z dnia 7</text:span><text:span text:style-name="T103"><text:s/>lipca 1994 r. Prawo budowlane /Dz. U. Nr 106, poz. 1126 ze zm./ oraz art. 138 § 1 pkt 2 k.p.a. uchylił zaskarżoną decyzję w całości i jednocześnie nakazał w celu doprowadzenia do stanu zgodnego z prawem prowadzonych robót budowlanych przy remoncie budynku</text:span><text:span text:style-name="T104"><text:s/>mieszkalnego i<text:s/></text:span><text:soft-page-break/><text:span text:style-name="T105">uzyskania pozwolenia na wznowienie robót w terminie 2-ch miesięcy przedłożyć:</text:span></text:p>
            <text:p text:style-name="P106"/>
            <text:p text:style-name="P107"><text:span text:style-name="T108">- inwentaryzację budowlaną zrealizowanych robót budowlanych wraz z planem zagospodarowania działki,</text:span></text:p>
            <text:p text:style-name="P109"/>
            <text:p text:style-name="P110"><text:span text:style-name="T111">- orzeczenie techniczne zawierające ocenę wykonanych robót b</text:span><text:span text:style-name="T112">udowlanych, projekt dokończenia robót budowlanych wraz z wymaganą zgodą Wojewódzkiego Konserwatora Zabytków oraz</text:span></text:p>
            <text:p text:style-name="P113"/>
            <text:p text:style-name="P114"><text:span text:style-name="T115">- prawo dysponowania nieruchomością na cele budowlane.</text:span></text:p>
            <text:p text:style-name="P116"/>
            <text:p text:style-name="P117"><text:span text:style-name="T118">Sąd pierwszej instancji stwierdził, iż A. i S. S. zrealizowali roboty budowlane w budy</text:span><text:span text:style-name="T119">nku mieszkalnym przy ul. Z. w P., który objęty jest ochroną konserwatora i wpisany jest do rejestru zabytków.</text:span></text:p>
            <text:p text:style-name="P120"/>
            <text:p text:style-name="P121"><text:span text:style-name="T122">Wojewódzki Sąd Administracyjny wskazał, że uzyskane przez inwestorów zezwolenie Wojewódzkiego Konserwatora Zabytków jest warunkiem niezbędnym dla</text:span><text:span text:style-name="T123"><text:s/>prowadzenia prac dotyczących obiektu wpisanego w rejestr zabytków. Po uzyskaniu powyższego zezwolenia zastosowanie mają przepisy prawa budowlanego. W ocenie Sądu każda wymiana pokrycia dachowego wymaga dokonania zgłoszenia, natomiast w obiektach zabytkowy</text:span><text:span text:style-name="T124">ch wymaga uzyskania pozwolenia na budowę. Takie stanowisko Sądu wynika z art. 29 Prawa budowlanego stanowiącego, iż "nie wymaga pozwolenia na budowę wykonanie robót budowlanych polegających na remoncie /.../ z wyjątkiem obiektów zabytkowych".</text:span></text:p>
            <text:p text:style-name="P125"/>
            <text:p text:style-name="P126"><text:span text:style-name="T127">Ze wskazanyc</text:span><text:span text:style-name="T128">h wyżej względów na zasadzie przepisów art. 151 ustawy z dnia 30 sierpnia 2002 r. Prawo o postępowaniu przed sądami administracyjnymi (Dz. U. Nr 153, poz. 1270 ze zm. – dalej zwanej p.p.s.a.) Sąd pierwszej instancji skargę oddalił nie stwierdzając naruszen</text:span><text:span text:style-name="T129">ia prawa.</text:span></text:p>
            <text:p text:style-name="P130"/>
            <text:p text:style-name="P131"><text:span text:style-name="T132">Skargę kasacyjną od powyższego wyroku wnieśli A. i S. S. zarzucając zaskarżonemu wyrokowi:</text:span></text:p>
            <text:p text:style-name="P133"/>
            <text:p text:style-name="P134"><text:span text:style-name="T135">1. naruszenie prawa materialnego przez błędną jego wykładnię i niewłaściwe zastosowanie art. 3 pkt.8 w związku z art. 29 ust.2 pkt. 1 ustawy z dnia 7<text:s/></text:span><text:span text:style-name="T136">lipca 1994 r. Prawo budowlane (tekst jednolity z 2000 r. Dz. U. Nr 106 poz. 1126 ze zm.) poprzez ustalenie, że prowadzone prace konserwujące nie stanowią bieżącej konserwacji,</text:span></text:p>
            <text:p text:style-name="P137"/>
            <text:p text:style-name="P138"><text:span text:style-name="T139">2. naruszenie istotnych przepisów postępowania, które miało wpływ na wynik</text:span></text:p>
            <text:p text:style-name="P140"/>
            <text:p text:style-name="P141"><text:span text:style-name="T142">pos</text:span><text:span text:style-name="T143">tępowania, bowiem w uzasadnieniu wyroku brak jest analizy treści zaskarżonej</text:span></text:p>
            <text:p text:style-name="P144"/>
            <text:p text:style-name="P145"><text:span text:style-name="T146">decyzji reformatoryjnej, z której wyraźnie wynika, że skarżący prowadzą jakieś</text:span></text:p>
            <text:p text:style-name="P147"/>
            <text:p text:style-name="P148"><text:span text:style-name="T149">dalsze prace budowlane, co jest nieprawdą, naruszona została zasada praworządności (art. 7 kpa) na</text:span><text:span text:style-name="T150">kazująca podjęcia wszelkich kroków celem wyjaśnienia stanu faktycznego mając na względzie słuszny interes strony, art. 107 § 3 k.p.a., art. 133 p.p.s.a. ponieważ decyzja oparta została na nieprawdziwych faktach, które organ administracji państwowej uznał z</text:span><text:span text:style-name="T151">a ustalone,</text:span></text:p>
            <text:p text:style-name="P152"/>
            <text:p text:style-name="P153"><text:span text:style-name="T154">3. naruszenie art. 105 § 1 kpa, ponieważ sprawa jest już od trzech lat bezprzedmiotowa i nie ma co legalizować, a obróbki blacharskie zabezpieczające ściany zewnętrzne przed wodą zostały wykonane na długo przed przyjściem komisji i wydaniem zb</text:span><text:span text:style-name="T155">ędnej decyzji.</text:span></text:p>
            <text:p text:style-name="P156"/>
            <text:soft-page-break/>
            <text:p text:style-name="P157"><text:span text:style-name="T158">Powołując się na powyższe uchybienia skarżący wnieśli o uchylenie zaskarżonego wyroku w całości i zasądzenie kosztów postępowania.</text:span></text:p>
            <text:p text:style-name="P159"/>
            <text:p text:style-name="P160"><text:span text:style-name="T161">W uzasadnieniu wniesionej kasacji skarżący stwierdzili, iż organ odwoławczy wydał decyzję ustalając obowiąze</text:span><text:span text:style-name="T162">k legalizacji wykonanych rok wcześniej prac konserwujących polegających na wymianie obróbki blaszanej dachu wykonanego z dachówki ceramicznej. Prace konserwujące były niezbędne z uwagi na zacienienie budynku przez wybudowanie na sąsiedniej działce nielegal</text:span><text:span text:style-name="T163">nie wysokiego domu mieszkalnego i nie uregulowaniu spływu wód deszczowych przez sąsiadów. Zakres prac był niewielki i nie wymagał dużego nakładu finansowego, podczas, gdy wymagania ujęte w zaskarżonej decyzji znacznie przewyższają koszty tego, co zostało w</text:span><text:span text:style-name="T164">ykonane. W ocenie skarżących nieprawdziwe jest ustalenie, że dokonano wymiany pokrycia dachowego z papy na blachę, ponieważ dach jest wykonany w całości z czerwonej dachówki. Natomiast jak wynika z akt sprawy wymieniono część blachy skorodowanej na nową na</text:span><text:span text:style-name="T165">d trzema lukarnami, wykonano opaskę z blachy wokół dachu i wymieniono rynny ze starych na nowe, takie same, co stanowi około 3 % całości powierzchni całego dachu. Tym samym skarga kasacyjna jest zdaniem skarżących uzasadniona.</text:span></text:p>
            <text:p text:style-name="P166"/>
            <text:p text:style-name="P167"><text:span text:style-name="T168">Naczelny Sąd Administracyjny</text:span><text:span text:style-name="T169"><text:s/>zważył, co następuje:</text:span></text:p>
            <text:p text:style-name="P170"/>
            <text:p text:style-name="P171"><text:span text:style-name="T172">Kasacja zasługuje na uwzględnienie, bowiem część zarzutów w niej przedstawionych uznać trzeba za zasadne.</text:span></text:p>
            <text:p text:style-name="P173"/>
            <text:p text:style-name="P174"><text:span text:style-name="T175">Podkreślić należy na wstępie, że Naczelny Sąd Administracyjny dokonuje kontroli zaskarżonego wyroku na datę jego wydania, a w</text:span><text:span text:style-name="T176">ięc w rozpoznawanej sprawie na dzień 2 lutego 2005 r.</text:span></text:p>
            <text:p text:style-name="P177"/>
            <text:p text:style-name="P178"><text:span text:style-name="T179">Oceniając zarzuty przedstawione w skardze kasacyjnej stwierdzić należy, że nie są trafne zarzuty dotyczące naruszenia przepisów kodeksu postępowania administracyjnego. Należy wskazać, że przepisy kodek</text:span><text:span text:style-name="T180">su postępowania administracyjnego, na które powołano się w skardze kasacyjnej obowiązywały w postępowaniu przed sądem jedynie "odpowiednio" (art.59 ustawy z dnia 11 maja 1995 r. o Naczelnym Sądzie Administracyjnym - Dz. U. Nr 74, poz.368 ze zm. dalej w skr</text:span><text:span text:style-name="T181">ócie ustawy o NSA) i to do dnia 1.01.2004 r. Natomiast z dniem 1.01.2004 r. weszły w życie przepisy ustawy z dnia 30 sierpnia 2002r. – Prawo o postępowaniu przed sądami administracyjnymi (Dz. U z 2002 r. Nr 153 poz. 1270 ze zm.) co powoduje, że z uwagi na<text:s/></text:span><text:span text:style-name="T182">wydanie zaskarżonego wyroku w dniu 2 lutego 2005 r. mają zastosowanie do postępowania przed sądem tylko przepisy tej ustawy. Tak więc zarzut naruszenia art. 7 k.p.a., art. 107 k.p.a. i art. 105 k.p.a. nie może - w świetle przepisu art. 174 pkt 2 p.p.s.a. -</text:span><text:span text:style-name="T183"><text:s/>być uznany za prawidłową podstawę kasacyjną.</text:span></text:p>
            <text:p text:style-name="P184"/>
            <text:p text:style-name="P185"><text:span text:style-name="T186">Za uzasadniony natomiast uznać trzeba zarzut naruszenia przepisów o postępowaniu sądowym, który sprowadza się do tego, że Sąd wydając zaskarżony wyrok nie określił, jakie ustalenia przyjął jako stan faktyczny<text:s/></text:span><text:span text:style-name="T187">sprawy, a ograniczył się do stwierdzenia, że "stan faktyczny jest bezsporny" oraz że "inwestorzy nie kwestionują wykonanych przez nich prac". Tymczasem o ile, sam fakt wykonania prac jest rzeczywiście bezsporny, to znaczenie istotne dla rozpoznania sprawy<text:s/></text:span><text:span text:style-name="T188">ma zakres tych prac. Trafnie bowiem wskazali skarżący, że okolicznością wymagającą wyjaśnienia jest to, czy roboty objęte zaskarżoną decyzję były pracami remontowymi, czy też bieżącą konserwacją obiektu. Tych ustaleń zaskarżony wyrok nie zawiera.</text:span></text:p>
            <text:p text:style-name="P189"/>
            <text:p text:style-name="P190"><text:span text:style-name="T191">W tej<text:s/></text:span><text:span text:style-name="T192">sytuacji przedstawione przez Sąd pierwszej instancji rozważania odnoszące się do treści art. 29 w ust. 2 pkt 1 ustawy Prawo budowlane uznać należy za przedwczesny wobec braku wyjaśnienia przez Sąd, jaki zakres prac jest przedmiotem sprawy.</text:span></text:p>
            <text:p text:style-name="P193"/>
            <text:p text:style-name="P194"><text:span text:style-name="T195">Trafnie wskazuj</text:span><text:span text:style-name="T196">e strona skarżąca, iż istotne znaczenie dla rozstrzygnięcia przedmiotowej sprawy miało ustalenie, czy przeprowadzone prace stanowiły remont obiektu zabytkowego, czy też jego bieżącą konserwację. W przepisie art. 3 pkt 8 Prawa budowlanego określono pojęcie<text:s/></text:span><text:span text:style-name="T197">remontu, wyraźnie je odgraniczając od "bieżącej konserwacji", która nie wymaga pozwolenia na budowę ani zgłoszenia, o którym mowa w art. 30 ust. 1 Prawa budowlanego. Brak w przepisach definicji pojęcia "bieżącej konserwacji" powoduje, iż często stanowi pro</text:span><text:span text:style-name="T198">blem rozróżnienie czynności wykonywanych w ramach konserwacji od czynności wykonywanych w związku z prowadzonym remontem. Niewątpliwym jest, iż pojęcia te różnią się zakresem realizowanych prac. Przez pojęcie "bieżącej konserwacji" o jakiej mowa w art. 3 p</text:span><text:span text:style-name="T199">kt 8 Prawa budowlanego należy rozumieć wykonanie w istniejącym obiekcie budowlanym robót nie polegających na odtworzeniu stanu pierwotnego, ale mających na celu utrzymanie obiektu budowlanego w dobrym stanie, w celu jego zabezpieczenia przed szybkim zużyci</text:span><text:span text:style-name="T200">em się, czy też zniszczeniem i dla utrzymania go w celu użytkowania w stanie zgodnym z przeznaczeniem tegoż obiektu. Tak więc bieżącą konserwacją będą prace budowlane wykonywane na bieżąco w węższym zakresie niż roboty budowlane określone jako remont. Zakw</text:span><text:span text:style-name="T201">alifikowanie określonych robót do prac konserwacyjnych bądź też prac remontowych jest kwestią ocenną wynikającą z konkretnych warunków, a przede wszystkim odniesienia zakresu prowadzonych robót do konkretnego obiektu, jego wielkości, przeznaczenia. Podziel</text:span><text:span text:style-name="T202">ić trzeba pogląd wyrażony w wyroku Naczelnego Sądu Administracyjnego z dnia 24 września 1999 r. ( sygn. akt IV S.A. 1530/97, niepubl.), iż ocena tego czy prowadzone są prace konserwacyjne, czy też roboty remontowe wymaga uzasadnienia opartego na wiarygodny</text:span><text:span text:style-name="T203">m materiale faktograficznym (protokoły z wizji lokalnej z oględzin, fotografie, ryciny, szkice).</text:span></text:p>
            <text:p text:style-name="P204"/>
            <text:p text:style-name="P205"><text:span text:style-name="T206">Niezależnie od uwag wyżej przedstawionych należy stwierdzić, że ocena legalności zaskarżonej decyzji przez sąd administracyjny nie może polegać na analizie wy</text:span><text:span text:style-name="T207">branych przepisów bez odniesienia ich do stanu faktycznego będącego przedmiotem sprawy i bez oceny tych przepisów, które stanowiły podstawę prawną wydania decyzji kontrolowanej przez Sąd pierwszej instancji. W razie gdy organ nie wyjaśnił istotnych okolicz</text:span><text:span text:style-name="T208">ności sprawy może wchodzić w rachubę stwierdzenie naruszenia przepisów o postępowaniu administracyjnym, co uzasadnia uchylenie decyzji jeżeli naruszenie przepisów mogło mieć istotny wpływ na wynik sprawy (art. 145 § 1 pkt 1 lit. c p.p.s.a.).</text:span></text:p>
            <text:p text:style-name="P209"/>
            <text:p text:style-name="P210"><text:span text:style-name="T211">W okolicznośc</text:span><text:span text:style-name="T212">iach rozpatrywanej sprawy zasadnicze znaczenie ma to, że Sąd nie odniósł się do tego, czy istotne okoliczności faktyczne sprawy zostały wyjaśnione i ustalone przez organy w sposób umożliwiający podjęcie rozstrzygnięcia w sprawie, oraz czy wskazany w ocenia</text:span><text:span text:style-name="T213">nej decyzji przepis prawa ma odniesienie do stanu będącego przedmiotem rozstrzygania. Oznacza to konieczność ponownego rozpoznania skargi przez Sąd pierwszej instancji przy uwzględnieniu uwag przedstawionych na wstępie i oceny dokonanej przez Naczelny Sąd<text:s/></text:span><text:span text:style-name="T214">Administracyjny.</text:span></text:p>
            <text:p text:style-name="P215"/>
            <text:p text:style-name="P216"><text:span text:style-name="T217">Z przytoczonych wyżej względów Naczelny Sąd Administracyjny na podstawie art. 185 § 1 p.p.s.a. orzekł jak w sentencji</text:span></text:p>
            <text:p text:style-name="P218"/>
            <text:p text:style-name="P219"><text:span text:style-name="T220">O kosztach postępowania kasacyjnego Naczelny Sąd Administracyjny orzekł zasądzając na rzecz A. i S. S. kwotę 550 złotyc</text:span><text:span text:style-name="T221">h od Podkarpackiego Wojewódzkiego Inspektora Nadzoru Budowlanego na mocy art. 203 pkt 1 p.p.s.a., art. 205 § 2 p.p.s.a. oraz § 14 ust. 2 pkt 2 lit.b w zw. z § 14 ust. 2 pkt 1 lit. c rozporządzenia Ministra Sprawiedliwości z dnia 28 września 2002 r. w spraw</text:span><text:span text:style-name="T222">ie opłat za czynności radców prawnych oraz ponoszenia przez Skarb Państwa kosztów pomocy prawnej udzielonej przez radcę prawnego ustanowionego z urzędu (Dz. U. Nr 163, poz. 1349 ze zm.).</text:span></text:p>
          </table:table-cell>
          <table:covered-table-cell/>
        </table:table-row>
        <table:table-row table:style-name="TableRow223">
          <table:table-cell table:style-name="TableCell224">
            <text:p text:style-name="P225"/>
          </table:table-cell>
          <table:table-cell table:style-name="TableCell226">
            <text:p text:style-name="P227"/>
          </table:table-cell>
        </table:table-row>
      </table:table>
      <text:p text:style-name="P22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ormalny" style:next-style-name="Normalny" style:default-outline-level="1">
      <style:text-properties fo:font-weight="bold" style:font-weight-asian="bold" style:font-weight-complex="bold" fo:font-size="16pt" style:font-size-asian="16pt" style:font-size-complex="16pt" fo:hyphenate="false"/>
    </style:style>
    <style:style style:name="Nagłówek2" style:display-name="Nagłówek 2" style:family="paragraph" style:parent-style-name="Normalny" style:next-style-name="Normalny" style:default-outline-level="2">
      <style:text-properties fo:font-weight="bold" style:font-weight-asian="bold" style:font-weight-complex="bold" fo:font-style="italic" style:font-style-asian="italic" style:font-style-complex="italic" fo:font-size="14pt" style:font-size-asian="14pt" style:font-size-complex="14pt" fo:hyphenate="false"/>
    </style:style>
    <style:style style:name="Nagłówek3" style:display-name="Nagłówek 3" style:family="paragraph" style:parent-style-name="Normalny" style:next-style-name="Normalny" style:default-outline-level="3">
      <style:text-properties fo:font-weight="bold" style:font-weight-asian="bold" style:font-weight-complex="bold" fo:font-size="13pt" style:font-size-asian="13pt" style:font-size-complex="13pt" fo:hyphenate="false"/>
    </style:style>
    <style:style style:name="Normalny" style:display-name="Normalny" style:family="paragraph">
      <style:paragraph-properties fo:widows="0" fo:orphans="0" style:text-autospace="none" fo:margin-bottom="0in" fo:line-height="100%"/>
      <style:text-properties style:font-name="Arial" style:font-name-complex="Arial" fo:color="#000000" fo:font-size="12pt" style:font-size-asian="12pt" style:font-size-complex="12pt" fo:hyphenate="false"/>
    </style:style>
    <style:style style:name="Domyślnaczcionkaakapitu" style:display-name="Domyślna czcionka akapitu" style:family="text"/>
    <style:style style:name="Nagłówek3Znak" style:display-name="Nagłówek 3 Znak" style:family="text" style:parent-style-name="Domyślnaczcionkaakapitu">
      <style:text-properties style:font-name="Cambria" style:font-name-asian="Times New Roman" style:font-name-complex="Times New Roman" fo:font-weight="bold" style:font-weight-asian="bold" style:font-weight-complex="bold" fo:color="#000000" fo:font-size="13pt" style:font-size-asian="13pt" style:font-size-complex="13pt"/>
    </style:style>
    <style:style style:name="Nagłówek2Znak" style:display-name="Nagłówek 2 Znak" style:family="text" style:parent-style-name="Domyślnaczcionkaakapitu">
      <style:text-properties style:font-name="Cambria" style:font-name-asian="Times New Roman" style:font-name-complex="Times New Roman" fo:font-weight="bold" style:font-weight-asian="bold" style:font-weight-complex="bold" fo:font-style="italic" style:font-style-asian="italic" style:font-style-complex="italic" fo:color="#000000" fo:font-size="14pt" style:font-size-asian="14pt" style:font-size-complex="14pt"/>
    </style:style>
    <style:style style:name="Nagłówek1Znak" style:display-name="Nagłówek 1 Znak" style:family="text" style:parent-style-name="Domyślnaczcionkaakapitu">
      <style:text-properties style:font-name="Cambria" style:font-name-asian="Times New Roman" style:font-name-complex="Times New Roman" fo:font-weight="bold" style:font-weight-asian="bold" style:font-weight-complex="bold" fo:color="#000000" style:letter-kerning="true" fo:font-size="16pt" style:font-size-asian="16pt" style:font-size-complex="16pt"/>
    </style:style>
    <style:style style:name="Nagłówek" style:display-name="Nagłówek"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text-properties style:font-name="Arial" style:font-name-complex="Arial" fo:color="#000000" fo:font-size="12pt" style:font-size-asian="12pt" style:font-size-complex="12pt"/>
    </style:style>
    <style:style style:name="Stopka" style:display-name="Stopka"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text-properties style:font-name="Arial" style:font-name-complex="Arial" fo:color="#000000"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7in" fo:page-height="11.6944in" style:print-orientation="portrait" fo:margin-top="0.4916in" fo:margin-left="1in" fo:margin-bottom="0.4916in" fo:margin-right="0.7777in" style:num-format="1" style:writing-mode="lr-tb">
        <style:footnote-sep style:width="0.007in" style:rel-width="33%" style:color="#000000" style:line-style="solid" style:adjustment="left"/>
      </style:page-layout-properties>
      <style:header-style>
        <style:header-footer-properties style:dynamic-spacing="true" fo:min-height="0.7027in"/>
      </style:header-style>
      <style:footer-style>
        <style:header-footer-properties style:dynamic-spacing="true" fo:min-height="0.5083in"/>
      </style:footer-style>
    </style:page-layout>
    <style:style style:name="TableColumn3" style:family="table-column">
      <style:table-column-properties style:column-width="5.2993in" style:use-optimal-column-width="false"/>
    </style:style>
    <style:style style:name="Table2" style:family="table">
      <style:table-properties style:width="5.2993in" fo:margin-left="0in" table:align="center"/>
    </style:style>
    <style:style style:name="TableRow4" style:family="table-row">
      <style:table-row-properties style:use-optimal-row-height="false"/>
    </style:style>
    <style:style style:name="TableCell5" style:family="table-cell">
      <style:table-cell-properties fo:border="0.0069in solid #FFFFFF" fo:background-color="#FFFFFF" fo:padding-top="0in" fo:padding-left="0in" fo:padding-bottom="0in" fo:padding-right="0in"/>
    </style:style>
    <style:style style:name="P6" style:parent-style-name="Normalny" style:family="paragraph">
      <style:text-properties style:font-name="Times New Roman" style:font-name-complex="Times New Roman" style:use-window-font-color="true"/>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P6"/>
            </table:table-cell>
          </table:table-row>
        </table:tab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Paweł</meta:initial-creator>
    <dc:creator>Paweł</dc:creator>
    <meta:creation-date>2011-09-01T19:14:00Z</meta:creation-date>
    <dc:date>2011-09-30T14:04:00Z</dc:date>
    <meta:template xlink:href="Normal" xlink:type="simple"/>
    <meta:editing-cycles>3</meta:editing-cycles>
    <meta:editing-duration>PT240S</meta:editing-duration>
    <meta:document-statistic meta:page-count="5" meta:paragraph-count="26" meta:word-count="1917" meta:character-count="13398" meta:row-count="95" meta:non-whitespace-character-count="11507"/>
  </office:meta>
</office:document-meta>
</file>